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2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73.3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d_GarrLorrMo.tx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okens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lemmas</text:p>
          </table:table-cell>
          <table:table-cell office:value-type="string" calcext:value-type="string">
            <text:p>morph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éau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ëau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par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epar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bon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on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u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er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autl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no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livr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livr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e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lat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flat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str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sau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tal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j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enja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enj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m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bon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p|GENRE=m|CAS=r|DEGRE=p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ou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ntre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t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z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—Lo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untb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ont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t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é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oï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l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ut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fel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ais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sconf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conf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omond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ëstif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oï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s"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oidu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o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öin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saint-den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perd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aï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räito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usqu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lai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ro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per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ante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angi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oheren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l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n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voi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an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uillam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laum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gello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goillo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c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ro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on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on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on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r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rço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ut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orfel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fen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rod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Huo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romo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oëst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öestëif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erch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ssag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Hue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vard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vass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urement2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baudi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baud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jel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u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st"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rè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v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f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n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rd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s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imp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a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partieg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parten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Fromo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ment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oéëst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mp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rè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fac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emb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mb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o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h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chier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frè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sou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cist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uiu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sp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s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sal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atre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ie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tr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ug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re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auué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alü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ui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in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z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here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arr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ou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hirau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DJca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u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ia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ag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rchéan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chë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be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i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ai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à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là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u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rto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ar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e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Rena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ssu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uj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siv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raï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ä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erdu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q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oi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nqu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chie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eri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orné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ne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r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rd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st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ast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stru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cill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cr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orte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ort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nem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em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Garn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ass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ssè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ai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amned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Acha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iu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ond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aut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ierrela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voisëu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voi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u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arn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po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rag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rag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v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clam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lame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aleür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lëurté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het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itif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s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estruit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ss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rvell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arsis“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marsili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ierrelat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erabras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n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Riu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cha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uench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guench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li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ler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estor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torm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chasc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gaag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es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ilai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ain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f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evestr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lvest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y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ï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ia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ffend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bori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hors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en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ens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sall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ssau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ldo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udoiier1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tr'espose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ou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e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be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vier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br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ain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toun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ornele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u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tra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ven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ONfrt</text:p>
          </table:table-cell>
          <table:table-cell office:value-type="string" calcext:value-type="string">
            <text:p>que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obé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parto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art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eü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n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uerp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iorné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Mas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iso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loec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iluec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poigneï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or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heva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ls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là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elan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asse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nqu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conquerr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u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dedenz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denz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or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tand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standar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or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beri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auberi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plein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i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s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ev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aï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ä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usq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ij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om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orpen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orpen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ohere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ax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nié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povri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povr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est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gu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gu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u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ntrem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m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oé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z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e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allier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bailli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mperé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Pep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ce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é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o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a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ter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MB.=s|GENRE=m|CAS=i</text:p>
          </table:table-cell>
        </table:table-row>
        <table:table-row table:style-name="ro1">
          <table:table-cell office:value-type="string" calcext:value-type="string">
            <text:p>i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puis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g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jes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e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i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utretex</text:p>
          </table:table-cell>
          <table:table-cell office:value-type="string" calcext:value-type="string">
            <text:p>ADJind</text:p>
          </table:table-cell>
          <table:table-cell office:value-type="string" calcext:value-type="string">
            <text:p>autretel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è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er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ancel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lancelo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schag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schag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fu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nföir2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comm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esch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chec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os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os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il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i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ile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vileni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romo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roiss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iex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el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fr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cor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o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eferon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fai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chevau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avangard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antgard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autier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allan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vaillant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so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buisine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uisin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orn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oment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cil</text:p>
          </table:table-cell>
          <table:table-cell office:value-type="string" calcext:value-type="string">
            <text:p>PRO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olif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olifant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a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destra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iss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on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rout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s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e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jusqu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jusqu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à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mien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eni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allæ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roev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Do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fi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uinemant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sall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bel1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n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son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liev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criz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granz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val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entremet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entremetre</text:p>
          </table:table-cell>
          <table:table-cell office:value-type="string" calcext:value-type="string">
            <text:p>NOMB.=x|GENRE=x|CAS=x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pris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inten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i</text:p>
          </table:table-cell>
        </table:table-row>
        <table:table-row table:style-name="ro1">
          <table:table-cell office:value-type="string" calcext:value-type="string">
            <text:p>Avalo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von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sforçant</text:p>
          </table:table-cell>
          <table:table-cell office:value-type="string" calcext:value-type="string">
            <text:p>VERppa</text:p>
          </table:table-cell>
          <table:table-cell office:value-type="string" calcext:value-type="string">
            <text:p>esforcier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u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st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qu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que4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Baug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s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evo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Hernaude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eindre1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Gerin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sbahis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bä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NOMB.=s|GENRE=m|CAS=r|DEGRE=p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petit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peti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chevalch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chevauchi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destr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ris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ot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ote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pas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ares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vive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vif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u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a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ris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onqu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fin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iner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asalle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ssal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borc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borc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s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u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po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ven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avenan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mara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marsdi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u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p|PERS.=3|NOMB.=s</text:p>
          </table:table-cell>
        </table:table-row>
        <table:table-row table:style-name="ro1">
          <table:table-cell office:value-type="string" calcext:value-type="string">
            <text:p>fond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fonder2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s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en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tornè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p</text:p>
          </table:table-cell>
        </table:table-row>
        <table:table-row table:style-name="ro1">
          <table:table-cell office:value-type="string" calcext:value-type="string">
            <text:p>lor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ostex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oste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sor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a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rivé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ive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NOMB.=s|GENRE=n|CAS=r</text:p>
          </table:table-cell>
        </table:table-row>
        <table:table-row table:style-name="ro1"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ure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s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asseoi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n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ADJ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o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u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lesir</text:p>
          </table:table-cell>
          <table:table-cell office:value-type="string" calcext:value-type="string">
            <text:p>VERinf</text:p>
          </table:table-cell>
          <table:table-cell office:value-type="string" calcext:value-type="string">
            <text:p>plaisi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ermendo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fermement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folé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oler1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ledi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lé</text:p>
          </table:table-cell>
          <table:table-cell office:value-type="string" calcext:value-type="string">
            <text:p>PERS.=3|NOMB.=s|GENRE=m|CAS=r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DVneg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PROadv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remez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moi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avi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avis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fors1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seulemen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solemen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Roi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rel</text:p>
          </table:table-cell>
          <table:table-cell office:value-type="string" calcext:value-type="string">
            <text:p>que2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e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le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DEGRE=p</text:p>
          </table:table-cell>
        </table:table-row>
        <table:table-row table:style-name="ro1">
          <table:table-cell office:value-type="string" calcext:value-type="string">
            <text:p>sera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demein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pris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li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uns</text:p>
          </table:table-cell>
          <table:table-cell office:value-type="string" calcext:value-type="string">
            <text:p>PROind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franc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gentis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gentil</text:p>
          </table:table-cell>
          <table:table-cell office:value-type="string" calcext:value-type="string">
            <text:p>NOMB.=s|GENRE=m|CAS=n|DEGRE=p</text:p>
          </table:table-cell>
        </table:table-row>
        <table:table-row table:style-name="ro1">
          <table:table-cell office:value-type="string" calcext:value-type="string">
            <text:p>cele</text:p>
          </table:table-cell>
          <table:table-cell office:value-type="string" calcext:value-type="string">
            <text:p>DETdem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B.=s|GENRE=f|CAS=r</text:p>
          </table:table-cell>
        </table:table-row>
        <table:table-row table:style-name="ro1">
          <table:table-cell office:value-type="string" calcext:value-type="string">
            <text:p>vois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MORPH=empty</text:p>
          </table:table-cell>
        </table:table-row>
        <table:table-row table:style-name="ro1">
          <table:table-cell office:value-type="string" calcext:value-type="string">
            <text:p>des</text:p>
          </table:table-cell>
          <table:table-cell office:value-type="string" calcext:value-type="string">
            <text:p>PRE.DETdef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chevaliers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string" calcext:value-type="string">
            <text:p>PROcar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B.=p|GENRE=m|CAS=r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prendr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B.=s|GENRE=m|CAS=n</text:p>
          </table:table-cell>
        </table:table-row>
        <table:table-row table:style-name="ro1">
          <table:table-cell office:value-type="string" calcext:value-type="string">
            <text:p>le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MODE=ind|TEMPS=pst|PERS.=3|NOMB.=s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def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esfïer</text:p>
          </table:table-cell>
          <table:table-cell office:value-type="string" calcext:value-type="string">
            <text:p>NOMB.=s|GENRE=m|CAS=r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mand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vos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revendroiz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revenir</text:p>
          </table:table-cell>
          <table:table-cell office:value-type="string" calcext:value-type="string">
            <text:p>&lt;UNK&gt;</text:p>
          </table:table-cell>
        </table:table-row>
        <table:table-row table:style-name="ro1">
          <table:table-cell office:value-type="string" calcext:value-type="string">
            <text:p>jcj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DEGRE=-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string" calcext:value-type="string">
            <text:p>ADVgen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irai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aler</text:p>
          </table:table-cell>
          <table:table-cell/>
        </table:table-row>
        <table:table-row table:style-name="ro1">
          <table:table-cell office:value-type="string" calcext:value-type="string">
            <text:p>si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seignor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DETdef</text:p>
          </table:table-cell>
          <table:table-cell office:value-type="string" calcext:value-type="string">
            <text:p>il</text:p>
          </table:table-cell>
          <table:table-cell/>
        </table:table-row>
        <table:table-row table:style-name="ro1">
          <table:table-cell office:value-type="string" calcext:value-type="string">
            <text:p>ses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son4</text:p>
          </table:table-cell>
          <table:table-cell/>
        </table:table-row>
        <table:table-row table:style-name="ro1">
          <table:table-cell office:value-type="string" calcext:value-type="string">
            <text:p>Gerins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garin</text:p>
          </table:table-cell>
          <table:table-cell/>
        </table:table-row>
        <table:table-row table:style-name="ro1">
          <table:table-cell office:value-type="string" calcext:value-type="string">
            <text:p>di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dir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1T21:29:53.829580838</dc:date>
    <meta:editing-duration>PT1M28S</meta:editing-duration>
    <meta:editing-cycles>1</meta:editing-cycles>
    <meta:document-statistic meta:table-count="1" meta:cell-count="4253" meta:object-count="0"/>
    <meta:generator>LibreOffice/5.1.6.2$Linux_X86_64 LibreOffice_project/10m0$Build-2</meta:generator>
  </office:meta>
</office:document-meta>
</file>